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1">
      <style:paragraph-properties fo:margin-top="0cm" fo:margin-bottom="0cm"/>
    </style:style>
    <style:style style:name="P28" style:family="paragraph" style:parent-style-name="Text_20_body" style:list-style-name="L2">
      <style:paragraph-properties fo:margin-top="0cm" fo:margin-bottom="0cm"/>
    </style:style>
    <style:style style:name="P29" style:family="paragraph" style:parent-style-name="Text_20_body" style:list-style-name="L3">
      <style:paragraph-properties fo:margin-top="0cm" fo:margin-bottom="0cm"/>
    </style:style>
    <style:style style:name="P30" style:family="paragraph" style:parent-style-name="Text_20_body" style:list-style-name="L4">
      <style:paragraph-properties fo:margin-top="0cm" fo:margin-bottom="0cm"/>
    </style:style>
    <style:style style:name="P31" style:family="paragraph" style:parent-style-name="Text_20_body" style:list-style-name="L5">
      <style:paragraph-properties fo:margin-top="0cm" fo:margin-bottom="0cm"/>
    </style:style>
    <style:style style:name="P32" style:family="paragraph" style:parent-style-name="Text_20_body" style:list-style-name="L6">
      <style:paragraph-properties fo:margin-top="0cm" fo:margin-bottom="0cm"/>
    </style:style>
    <style:style style:name="P33" style:family="paragraph" style:parent-style-name="Text_20_body" style:list-style-name="L7">
      <style:paragraph-properties fo:margin-top="0cm" fo:margin-bottom="0cm"/>
    </style:style>
    <style:style style:name="P34" style:family="paragraph" style:parent-style-name="Text_20_body" style:list-style-name="L8">
      <style:paragraph-properties fo:margin-top="0cm" fo:margin-bottom="0cm"/>
    </style:style>
    <style:style style:name="P35" style:family="paragraph" style:parent-style-name="Text_20_body" style:list-style-name="L9">
      <style:paragraph-properties fo:margin-top="0cm" fo:margin-bottom="0cm"/>
    </style:style>
    <style:style style:name="P36" style:family="paragraph" style:parent-style-name="Text_20_body" style:list-style-name="L10">
      <style:paragraph-properties fo:margin-top="0cm" fo:margin-bottom="0cm"/>
    </style:style>
    <style:style style:name="P37" style:family="paragraph" style:parent-style-name="Text_20_body" style:list-style-name="L11">
      <style:paragraph-properties fo:margin-top="0cm" fo:margin-bottom="0cm"/>
    </style:style>
    <style:style style:name="P38" style:family="paragraph" style:parent-style-name="Text_20_body" style:list-style-name="L12">
      <style:paragraph-properties fo:margin-top="0cm" fo:margin-bottom="0cm"/>
    </style:style>
    <style:style style:name="P39" style:family="paragraph" style:parent-style-name="Text_20_body" style:list-style-name="L13">
      <style:paragraph-properties fo:margin-top="0cm" fo:margin-bottom="0cm"/>
    </style:style>
    <style:style style:name="P40" style:family="paragraph" style:parent-style-name="Text_20_body" style:list-style-name="L14">
      <style:paragraph-properties fo:margin-top="0cm" fo:margin-bottom="0cm"/>
    </style:style>
    <style:style style:name="P41" style:family="paragraph" style:parent-style-name="Text_20_body" style:list-style-name="L15">
      <style:paragraph-properties fo:margin-top="0cm" fo:margin-bottom="0cm"/>
    </style:style>
    <style:style style:name="P42" style:family="paragraph" style:parent-style-name="Text_20_body" style:list-style-name="L16">
      <style:paragraph-properties fo:margin-top="0cm" fo:margin-bottom="0cm"/>
    </style:style>
    <style:style style:name="P43" style:family="paragraph" style:parent-style-name="Text_20_body" style:list-style-name="L17">
      <style:paragraph-properties fo:margin-top="0cm" fo:margin-bottom="0cm"/>
    </style:style>
    <style:style style:name="P44" style:family="paragraph" style:parent-style-name="Text_20_body" style:list-style-name="L18">
      <style:paragraph-properties fo:margin-top="0cm" fo:margin-bottom="0cm"/>
    </style:style>
    <style:style style:name="P45" style:family="paragraph" style:parent-style-name="Text_20_body" style:list-style-name="L19">
      <style:paragraph-properties fo:margin-top="0cm" fo:margin-bottom="0cm"/>
    </style:style>
    <style:style style:name="P46" style:family="paragraph" style:parent-style-name="Text_20_body" style:list-style-name="L20">
      <style:paragraph-properties fo:margin-top="0cm" fo:margin-bottom="0cm"/>
    </style:style>
    <style:style style:name="P47" style:family="paragraph" style:parent-style-name="Text_20_body" style:list-style-name="L21">
      <style:paragraph-properties fo:margin-top="0cm" fo:margin-bottom="0cm"/>
    </style:style>
    <style:style style:name="P48" style:family="paragraph" style:parent-style-name="Text_20_body" style:list-style-name="L22">
      <style:paragraph-properties fo:margin-top="0cm" fo:margin-bottom="0cm"/>
    </style:style>
    <style:style style:name="P49" style:family="paragraph" style:parent-style-name="Text_20_body" style:list-style-name="L23">
      <style:paragraph-properties fo:margin-top="0cm" fo:margin-bottom="0cm"/>
    </style:style>
    <style:style style:name="P50" style:family="paragraph" style:parent-style-name="Text_20_body" style:list-style-name="L24">
      <style:paragraph-properties fo:margin-top="0cm" fo:margin-bottom="0cm"/>
    </style:style>
    <style:style style:name="P51" style:family="paragraph" style:parent-style-name="Text_20_body" style:list-style-name="L25">
      <style:paragraph-properties fo:margin-top="0cm" fo:margin-bottom="0cm"/>
    </style:style>
    <style:style style:name="P52" style:family="paragraph" style:parent-style-name="Text_20_body" style:list-style-name="L26">
      <style:paragraph-properties fo:margin-top="0cm" fo:margin-bottom="0cm"/>
    </style:style>
    <style:style style:name="P53" style:family="paragraph">
      <style:paragraph-properties fo:text-align="start"/>
      <style:text-properties style:text-line-through-style="none" fo:font-family="'Courier New'" style:font-family-generic="modern" style:font-pitch="fixed" fo:font-size="10pt" fo:font-style="normal" style:text-underline-style="none"/>
    </style:style>
    <style:style style:name="P54" style:family="paragraph">
      <style:paragraph-properties fo:text-align="star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myform" form:apply-filter="true" form:method="post" form:control-implementation="ooo:com.sun.star.form.component.Form" office:target-frame="" xlink:href="https://test.4free.pl/zapisz.php" xlink:type="simple">
          <form:text form:name="f_name" form:control-implementation="ooo:com.sun.star.form.component.TextField" xml:id="control1" form:id="control1" form:max-length="1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radio form:name="f_answer_id[225753]" form:control-implementation="ooo:com.sun.star.form.component.RadioButton" xml:id="control2" form:id="control2" form:value="102369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53]" form:control-implementation="ooo:com.sun.star.form.component.RadioButton" xml:id="control3" form:id="control3" form:value="102369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53]" form:control-implementation="ooo:com.sun.star.form.component.RadioButton" xml:id="control4" form:id="control4" form:value="102369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53]" form:control-implementation="ooo:com.sun.star.form.component.RadioButton" xml:id="control5" form:id="control5" form:value="102369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4]" form:control-implementation="ooo:com.sun.star.form.component.RadioButton" xml:id="control6" form:id="control6" form:value="102365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4]" form:control-implementation="ooo:com.sun.star.form.component.RadioButton" xml:id="control7" form:id="control7" form:value="102365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4]" form:control-implementation="ooo:com.sun.star.form.component.RadioButton" xml:id="control8" form:id="control8" form:value="102365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4]" form:control-implementation="ooo:com.sun.star.form.component.RadioButton" xml:id="control9" form:id="control9" form:value="102365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9]" form:control-implementation="ooo:com.sun.star.form.component.RadioButton" xml:id="control10" form:id="control10" form:value="102367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9]" form:control-implementation="ooo:com.sun.star.form.component.RadioButton" xml:id="control11" form:id="control11" form:value="102367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9]" form:control-implementation="ooo:com.sun.star.form.component.RadioButton" xml:id="control12" form:id="control12" form:value="102367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9]" form:control-implementation="ooo:com.sun.star.form.component.RadioButton" xml:id="control13" form:id="control13" form:value="102367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50]" form:control-implementation="ooo:com.sun.star.form.component.RadioButton" xml:id="control14" form:id="control14" form:value="102368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50]" form:control-implementation="ooo:com.sun.star.form.component.RadioButton" xml:id="control15" form:id="control15" form:value="102368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50]" form:control-implementation="ooo:com.sun.star.form.component.RadioButton" xml:id="control16" form:id="control16" form:value="102367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50]" form:control-implementation="ooo:com.sun.star.form.component.RadioButton" xml:id="control17" form:id="control17" form:value="102367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54]" form:control-implementation="ooo:com.sun.star.form.component.RadioButton" xml:id="control18" form:id="control18" form:value="102369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54]" form:control-implementation="ooo:com.sun.star.form.component.RadioButton" xml:id="control19" form:id="control19" form:value="102369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54]" form:control-implementation="ooo:com.sun.star.form.component.RadioButton" xml:id="control20" form:id="control20" form:value="102369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54]" form:control-implementation="ooo:com.sun.star.form.component.RadioButton" xml:id="control21" form:id="control21" form:value="102369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29]" form:control-implementation="ooo:com.sun.star.form.component.RadioButton" xml:id="control22" form:id="control22" form:value="102359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29]" form:control-implementation="ooo:com.sun.star.form.component.RadioButton" xml:id="control23" form:id="control23" form:value="102359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29]" form:control-implementation="ooo:com.sun.star.form.component.RadioButton" xml:id="control24" form:id="control24" form:value="102359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29]" form:control-implementation="ooo:com.sun.star.form.component.RadioButton" xml:id="control25" form:id="control25" form:value="102359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0]" form:control-implementation="ooo:com.sun.star.form.component.RadioButton" xml:id="control26" form:id="control26" form:value="102360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0]" form:control-implementation="ooo:com.sun.star.form.component.RadioButton" xml:id="control27" form:id="control27" form:value="102360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0]" form:control-implementation="ooo:com.sun.star.form.component.RadioButton" xml:id="control28" form:id="control28" form:value="102360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0]" form:control-implementation="ooo:com.sun.star.form.component.RadioButton" xml:id="control29" form:id="control29" form:value="102359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1]" form:control-implementation="ooo:com.sun.star.form.component.RadioButton" xml:id="control30" form:id="control30" form:value="102360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1]" form:control-implementation="ooo:com.sun.star.form.component.RadioButton" xml:id="control31" form:id="control31" form:value="102360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1]" form:control-implementation="ooo:com.sun.star.form.component.RadioButton" xml:id="control32" form:id="control32" form:value="102360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7]" form:control-implementation="ooo:com.sun.star.form.component.RadioButton" xml:id="control33" form:id="control33" form:value="102362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7]" form:control-implementation="ooo:com.sun.star.form.component.RadioButton" xml:id="control34" form:id="control34" form:value="10236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7]" form:control-implementation="ooo:com.sun.star.form.component.RadioButton" xml:id="control35" form:id="control35" form:value="102362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7]" form:control-implementation="ooo:com.sun.star.form.component.RadioButton" xml:id="control36" form:id="control36" form:value="10236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5]" form:control-implementation="ooo:com.sun.star.form.component.RadioButton" xml:id="control37" form:id="control37" form:value="10236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5]" form:control-implementation="ooo:com.sun.star.form.component.RadioButton" xml:id="control38" form:id="control38" form:value="10236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5]" form:control-implementation="ooo:com.sun.star.form.component.RadioButton" xml:id="control39" form:id="control39" form:value="10236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5]" form:control-implementation="ooo:com.sun.star.form.component.RadioButton" xml:id="control40" form:id="control40" form:value="10236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0]" form:control-implementation="ooo:com.sun.star.form.component.RadioButton" xml:id="control41" form:id="control41" form:value="102363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0]" form:control-implementation="ooo:com.sun.star.form.component.RadioButton" xml:id="control42" form:id="control42" form:value="102364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0]" form:control-implementation="ooo:com.sun.star.form.component.RadioButton" xml:id="control43" form:id="control43" form:value="102363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0]" form:control-implementation="ooo:com.sun.star.form.component.RadioButton" xml:id="control44" form:id="control44" form:value="102364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3]" form:control-implementation="ooo:com.sun.star.form.component.RadioButton" xml:id="control45" form:id="control45" form:value="10236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3]" form:control-implementation="ooo:com.sun.star.form.component.RadioButton" xml:id="control46" form:id="control46" form:value="10236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3]" form:control-implementation="ooo:com.sun.star.form.component.RadioButton" xml:id="control47" form:id="control47" form:value="10236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3]" form:control-implementation="ooo:com.sun.star.form.component.RadioButton" xml:id="control48" form:id="control48" form:value="10236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6]" form:control-implementation="ooo:com.sun.star.form.component.RadioButton" xml:id="control49" form:id="control49" form:value="10236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6]" form:control-implementation="ooo:com.sun.star.form.component.RadioButton" xml:id="control50" form:id="control50" form:value="10236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6]" form:control-implementation="ooo:com.sun.star.form.component.RadioButton" xml:id="control51" form:id="control51" form:value="10236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6]" form:control-implementation="ooo:com.sun.star.form.component.RadioButton" xml:id="control52" form:id="control52" form:value="10236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2]" form:control-implementation="ooo:com.sun.star.form.component.RadioButton" xml:id="control53" form:id="control53" form:value="102360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2]" form:control-implementation="ooo:com.sun.star.form.component.RadioButton" xml:id="control54" form:id="control54" form:value="102360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2]" form:control-implementation="ooo:com.sun.star.form.component.RadioButton" xml:id="control55" form:id="control55" form:value="102360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2]" form:control-implementation="ooo:com.sun.star.form.component.RadioButton" xml:id="control56" form:id="control56" form:value="102360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2]" form:control-implementation="ooo:com.sun.star.form.component.RadioButton" xml:id="control57" form:id="control57" form:value="234880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1]" form:control-implementation="ooo:com.sun.star.form.component.RadioButton" xml:id="control58" form:id="control58" form:value="102364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1]" form:control-implementation="ooo:com.sun.star.form.component.RadioButton" xml:id="control59" form:id="control59" form:value="102364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1]" form:control-implementation="ooo:com.sun.star.form.component.RadioButton" xml:id="control60" form:id="control60" form:value="102364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1]" form:control-implementation="ooo:com.sun.star.form.component.RadioButton" xml:id="control61" form:id="control61" form:value="102364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6]" form:control-implementation="ooo:com.sun.star.form.component.RadioButton" xml:id="control62" form:id="control62" form:value="102366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6]" form:control-implementation="ooo:com.sun.star.form.component.RadioButton" xml:id="control63" form:id="control63" form:value="102366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6]" form:control-implementation="ooo:com.sun.star.form.component.RadioButton" xml:id="control64" form:id="control64" form:value="102366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6]" form:control-implementation="ooo:com.sun.star.form.component.RadioButton" xml:id="control65" form:id="control65" form:value="102366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3]" form:control-implementation="ooo:com.sun.star.form.component.RadioButton" xml:id="control66" form:id="control66" form:value="102365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3]" form:control-implementation="ooo:com.sun.star.form.component.RadioButton" xml:id="control67" form:id="control67" form:value="102365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3]" form:control-implementation="ooo:com.sun.star.form.component.RadioButton" xml:id="control68" form:id="control68" form:value="102365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3]" form:control-implementation="ooo:com.sun.star.form.component.RadioButton" xml:id="control69" form:id="control69" form:value="102365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2]" form:control-implementation="ooo:com.sun.star.form.component.RadioButton" xml:id="control70" form:id="control70" form:value="10236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2]" form:control-implementation="ooo:com.sun.star.form.component.RadioButton" xml:id="control71" form:id="control71" form:value="102364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2]" form:control-implementation="ooo:com.sun.star.form.component.RadioButton" xml:id="control72" form:id="control72" form:value="102364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2]" form:control-implementation="ooo:com.sun.star.form.component.RadioButton" xml:id="control73" form:id="control73" form:value="234880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2]" form:control-implementation="ooo:com.sun.star.form.component.RadioButton" xml:id="control74" form:id="control74" form:value="102364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4]" form:control-implementation="ooo:com.sun.star.form.component.RadioButton" xml:id="control75" form:id="control75" form:value="10236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4]" form:control-implementation="ooo:com.sun.star.form.component.RadioButton" xml:id="control76" form:id="control76" form:value="10236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4]" form:control-implementation="ooo:com.sun.star.form.component.RadioButton" xml:id="control77" form:id="control77" form:value="10236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4]" form:control-implementation="ooo:com.sun.star.form.component.RadioButton" xml:id="control78" form:id="control78" form:value="10236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8]" form:control-implementation="ooo:com.sun.star.form.component.RadioButton" xml:id="control79" form:id="control79" form:value="10236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8]" form:control-implementation="ooo:com.sun.star.form.component.RadioButton" xml:id="control80" form:id="control80" form:value="102363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8]" form:control-implementation="ooo:com.sun.star.form.component.RadioButton" xml:id="control81" form:id="control81" form:value="102363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8]" form:control-implementation="ooo:com.sun.star.form.component.RadioButton" xml:id="control82" form:id="control82" form:value="10236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5]" form:control-implementation="ooo:com.sun.star.form.component.RadioButton" xml:id="control83" form:id="control83" form:value="102366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5]" form:control-implementation="ooo:com.sun.star.form.component.RadioButton" xml:id="control84" form:id="control84" form:value="102365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5]" form:control-implementation="ooo:com.sun.star.form.component.RadioButton" xml:id="control85" form:id="control85" form:value="102366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5]" form:control-implementation="ooo:com.sun.star.form.component.RadioButton" xml:id="control86" form:id="control86" form:value="102365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9]" form:control-implementation="ooo:com.sun.star.form.component.RadioButton" xml:id="control87" form:id="control87" form:value="102363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9]" form:control-implementation="ooo:com.sun.star.form.component.RadioButton" xml:id="control88" form:id="control88" form:value="102363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9]" form:control-implementation="ooo:com.sun.star.form.component.RadioButton" xml:id="control89" form:id="control89" form:value="102363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39]" form:control-implementation="ooo:com.sun.star.form.component.RadioButton" xml:id="control90" form:id="control90" form:value="102363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8]" form:control-implementation="ooo:com.sun.star.form.component.RadioButton" xml:id="control91" form:id="control91" form:value="102367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8]" form:control-implementation="ooo:com.sun.star.form.component.RadioButton" xml:id="control92" form:id="control92" form:value="102367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8]" form:control-implementation="ooo:com.sun.star.form.component.RadioButton" xml:id="control93" form:id="control93" form:value="102367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48]" form:control-implementation="ooo:com.sun.star.form.component.RadioButton" xml:id="control94" form:id="control94" form:value="102367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52]" form:control-implementation="ooo:com.sun.star.form.component.RadioButton" xml:id="control95" form:id="control95" form:value="102368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52]" form:control-implementation="ooo:com.sun.star.form.component.RadioButton" xml:id="control96" form:id="control96" form:value="102368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52]" form:control-implementation="ooo:com.sun.star.form.component.RadioButton" xml:id="control97" form:id="control97" form:value="102368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52]" form:control-implementation="ooo:com.sun.star.form.component.RadioButton" xml:id="control98" form:id="control98" form:value="102368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51]" form:control-implementation="ooo:com.sun.star.form.component.RadioButton" xml:id="control99" form:id="control99" form:value="102368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51]" form:control-implementation="ooo:com.sun.star.form.component.RadioButton" xml:id="control100" form:id="control100" form:value="102368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51]" form:control-implementation="ooo:com.sun.star.form.component.RadioButton" xml:id="control101" form:id="control101" form:value="102368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225751]" form:control-implementation="ooo:com.sun.star.form.component.RadioButton" xml:id="control102" form:id="control102" form:value="102368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528314]" form:control-implementation="ooo:com.sun.star.form.component.RadioButton" xml:id="control103" form:id="control103" form:value="234880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528314]" form:control-implementation="ooo:com.sun.star.form.component.RadioButton" xml:id="control104" form:id="control104" form:value="234880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528314]" form:control-implementation="ooo:com.sun.star.form.component.RadioButton" xml:id="control105" form:id="control105" form:value="234880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_answer_id[528314]" form:control-implementation="ooo:com.sun.star.form.component.RadioButton" xml:id="control106" form:id="control106" form:value="23488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 WIEDZY z zakresu kultury fizycznej</text:h>
      <text:h text:style-name="Heading_20_3" text:outline-level="3">Test składa się z 26 pytań. Tematyka dotyczy pojęć i zagadnień związanych ze sportem, rekreacją, zdrowym odżywianiem. Maksymalna ilość punktów do zdobycia to - 26. Za każdą prawidłową odpowiedź - otrzymujemy 1 pkt. </text:h>
      <text:p text:style-name="Text_20_body"><text:bookmark text:name="imie"/>Podaj swoje imię: <draw:control text:anchor-type="as-char" draw:z-index="0" draw:style-name="gr1" draw:text-style-name="P53" svg:width="4.34cm" svg:height="0.742cm" draw:control="control1"/> <text:line-break/></text:p>
      <text:section text:style-name="Sect1" text:name="box0">
        <text:h text:style-name="Heading_20_2" text:outline-level="2"><text:bookmark text:name="pyt0"/>Prawidłowe żywienie to :</text:h>
        <text:list xml:id="list3013546970599998190" text:style-name="L1">
          <text:list-item>
            <text:p text:style-name="P27"><draw:control text:anchor-type="as-char" draw:z-index="1" draw:style-name="gr1" draw:text-style-name="P54" svg:width="0.345cm" svg:height="0.345cm" draw:control="control2"/> należy jeść mało i najlepie -j pokarm pochodzenia roślinnego</text:p>
          </text:list-item>
          <text:list-item>
            <text:p text:style-name="P27"><draw:control text:anchor-type="as-char" draw:z-index="2" draw:style-name="gr1" draw:text-style-name="P54" svg:width="0.345cm" svg:height="0.345cm" draw:control="control3"/> ilość i jakość spożywanego pokarmu nie ma znaczenia</text:p>
          </text:list-item>
          <text:list-item>
            <text:p text:style-name="P27"><draw:control text:anchor-type="as-char" draw:z-index="3" draw:style-name="gr1" draw:text-style-name="P54" svg:width="0.345cm" svg:height="0.345cm" draw:control="control4"/> jeść często, dużo i tłusto</text:p>
          </text:list-item>
          <text:list-item>
            <text:p text:style-name="P1"><draw:control text:anchor-type="as-char" draw:z-index="4" draw:style-name="gr1" draw:text-style-name="P54" svg:width="0.345cm" svg:height="0.345cm" draw:control="control5"/> należy spożywać odpowiednią ilość zróżnicowanego pokarmu</text:p>
          </text:list-item>
        </text:list>
      </text:section>
      <text:section text:style-name="Sect1" text:name="box1">
        <text:h text:style-name="Heading_20_2" text:outline-level="2"><text:bookmark text:name="pyt1"/>Bieg średniodystansowy to :</text:h>
        <text:list xml:id="list8204337788042453562" text:style-name="L2">
          <text:list-item>
            <text:p text:style-name="P28"><draw:control text:anchor-type="as-char" draw:z-index="5" draw:style-name="gr1" draw:text-style-name="P54" svg:width="0.345cm" svg:height="0.345cm" draw:control="control6"/> bieg na 400 m</text:p>
          </text:list-item>
          <text:list-item>
            <text:p text:style-name="P28"><draw:control text:anchor-type="as-char" draw:z-index="6" draw:style-name="gr1" draw:text-style-name="P54" svg:width="0.345cm" svg:height="0.345cm" draw:control="control7"/> bieg na 10000 m</text:p>
          </text:list-item>
          <text:list-item>
            <text:p text:style-name="P28"><draw:control text:anchor-type="as-char" draw:z-index="7" draw:style-name="gr1" draw:text-style-name="P54" svg:width="0.345cm" svg:height="0.345cm" draw:control="control8"/> nie wiem</text:p>
          </text:list-item>
          <text:list-item>
            <text:p text:style-name="P2"><draw:control text:anchor-type="as-char" draw:z-index="8" draw:style-name="gr1" draw:text-style-name="P54" svg:width="0.345cm" svg:height="0.345cm" draw:control="control9"/> bieg na 2000 m</text:p>
          </text:list-item>
        </text:list>
      </text:section>
      <text:section text:style-name="Sect1" text:name="box2">
        <text:h text:style-name="Heading_20_2" text:outline-level="2"><text:bookmark text:name="pyt2"/>Aby organizm człowieka prawidłowo funkcjonował należy mało spożywać produktów :</text:h>
        <text:list xml:id="list643044839168837380" text:style-name="L3">
          <text:list-item>
            <text:p text:style-name="P29"><draw:control text:anchor-type="as-char" draw:z-index="9" draw:style-name="gr1" draw:text-style-name="P54" svg:width="0.345cm" svg:height="0.345cm" draw:control="control10"/> zawierających - błonnik</text:p>
          </text:list-item>
          <text:list-item>
            <text:p text:style-name="P29"><draw:control text:anchor-type="as-char" draw:z-index="10" draw:style-name="gr1" draw:text-style-name="P54" svg:width="0.345cm" svg:height="0.345cm" draw:control="control11"/> zawierających - dużo wody</text:p>
          </text:list-item>
          <text:list-item>
            <text:p text:style-name="P29"><draw:control text:anchor-type="as-char" draw:z-index="11" draw:style-name="gr1" draw:text-style-name="P54" svg:width="0.345cm" svg:height="0.345cm" draw:control="control12"/> zawierających - dużo tłuszczy nasyconych</text:p>
          </text:list-item>
          <text:list-item>
            <text:p text:style-name="P3"><draw:control text:anchor-type="as-char" draw:z-index="12" draw:style-name="gr1" draw:text-style-name="P54" svg:width="0.345cm" svg:height="0.345cm" draw:control="control13"/> zawierających - barwniki</text:p>
          </text:list-item>
        </text:list>
      </text:section>
      <text:section text:style-name="Sect1" text:name="box3">
        <text:h text:style-name="Heading_20_2" text:outline-level="2"><text:bookmark text:name="pyt3"/>Co oznacza skrót - SZS ?</text:h>
        <text:list xml:id="list7431998819268937630" text:style-name="L4">
          <text:list-item>
            <text:p text:style-name="P30"><draw:control text:anchor-type="as-char" draw:z-index="13" draw:style-name="gr1" draw:text-style-name="P54" svg:width="0.345cm" svg:height="0.345cm" draw:control="control14"/> Sportowa Zrzeszenie Szkół</text:p>
          </text:list-item>
          <text:list-item>
            <text:p text:style-name="P30"><draw:control text:anchor-type="as-char" draw:z-index="14" draw:style-name="gr1" draw:text-style-name="P54" svg:width="0.345cm" svg:height="0.345cm" draw:control="control15"/> Siedziba Związków Sportowych</text:p>
          </text:list-item>
          <text:list-item>
            <text:p text:style-name="P30"><draw:control text:anchor-type="as-char" draw:z-index="15" draw:style-name="gr1" draw:text-style-name="P54" svg:width="0.345cm" svg:height="0.345cm" draw:control="control16"/> Szkolne Igrzyska Sportowe</text:p>
          </text:list-item>
          <text:list-item>
            <text:p text:style-name="P4"><draw:control text:anchor-type="as-char" draw:z-index="16" draw:style-name="gr1" draw:text-style-name="P54" svg:width="0.345cm" svg:height="0.345cm" draw:control="control17"/> Szkolny Związek Sportowy</text:p>
          </text:list-item>
        </text:list>
      </text:section>
      <text:section text:style-name="Sect1" text:name="box4">
        <text:h text:style-name="Heading_20_2" text:outline-level="2"><text:bookmark text:name="pyt4"/>Rozszyfruj skrót - UKS ?</text:h>
        <text:list xml:id="list6076803260163879241" text:style-name="L5">
          <text:list-item>
            <text:p text:style-name="P31"><draw:control text:anchor-type="as-char" draw:z-index="17" draw:style-name="gr1" draw:text-style-name="P54" svg:width="0.345cm" svg:height="0.345cm" draw:control="control18"/> Uczniowskie Koło Sportowe</text:p>
          </text:list-item>
          <text:list-item>
            <text:p text:style-name="P31"><draw:control text:anchor-type="as-char" draw:z-index="18" draw:style-name="gr1" draw:text-style-name="P54" svg:width="0.345cm" svg:height="0.345cm" draw:control="control19"/> Unijny Klub Sportowy</text:p>
          </text:list-item>
          <text:list-item>
            <text:p text:style-name="P31"><draw:control text:anchor-type="as-char" draw:z-index="19" draw:style-name="gr1" draw:text-style-name="P54" svg:width="0.345cm" svg:height="0.345cm" draw:control="control20"/> Uczniowski Klub Samorządowy</text:p>
          </text:list-item>
          <text:list-item>
            <text:p text:style-name="P5"><draw:control text:anchor-type="as-char" draw:z-index="20" draw:style-name="gr1" draw:text-style-name="P54" svg:width="0.345cm" svg:height="0.345cm" draw:control="control21"/> Uczniowski Klub Sportowy</text:p>
          </text:list-item>
        </text:list>
      </text:section>
      <text:section text:style-name="Sect1" text:name="box5">
        <text:h text:style-name="Heading_20_2" text:outline-level="2"><text:bookmark text:name="pyt5"/><text:soft-page-break/>Wiedza, którą zdobywasz na lekcjach wf potrzebna Ci jest po to by :</text:h>
        <text:list xml:id="list8691009294910664859" text:style-name="L6">
          <text:list-item>
            <text:p text:style-name="P32"><draw:control text:anchor-type="as-char" draw:z-index="21" draw:style-name="gr1" draw:text-style-name="P54" svg:width="0.345cm" svg:height="0.345cm" draw:control="control22"/> nie wiem</text:p>
          </text:list-item>
          <text:list-item>
            <text:p text:style-name="P32"><draw:control text:anchor-type="as-char" draw:z-index="22" draw:style-name="gr1" draw:text-style-name="P54" svg:width="0.345cm" svg:height="0.345cm" draw:control="control23"/> nie jest di niczego potrzebna</text:p>
          </text:list-item>
          <text:list-item>
            <text:p text:style-name="P32"><draw:control text:anchor-type="as-char" draw:z-index="23" draw:style-name="gr1" draw:text-style-name="P54" svg:width="0.345cm" svg:height="0.345cm" draw:control="control24"/> mieć dobre stopnie na świadectwie</text:p>
          </text:list-item>
          <text:list-item>
            <text:p text:style-name="P6"><draw:control text:anchor-type="as-char" draw:z-index="24" draw:style-name="gr1" draw:text-style-name="P54" svg:width="0.345cm" svg:height="0.345cm" draw:control="control25"/> potrafić umiejętnie kierować swoim rozwojem fizycznym</text:p>
          </text:list-item>
        </text:list>
      </text:section>
      <text:section text:style-name="Sect1" text:name="box6">
        <text:h text:style-name="Heading_20_2" text:outline-level="2"><text:bookmark text:name="pyt6"/>Czy uprawianie sportu ma wpływ na naszezdrowie ?</text:h>
        <text:list xml:id="list3791655294948752902" text:style-name="L7">
          <text:list-item>
            <text:p text:style-name="P33"><draw:control text:anchor-type="as-char" draw:z-index="25" draw:style-name="gr1" draw:text-style-name="P54" svg:width="0.345cm" svg:height="0.345cm" draw:control="control26"/> tak, działania prozdrowotne</text:p>
          </text:list-item>
          <text:list-item>
            <text:p text:style-name="P33"><draw:control text:anchor-type="as-char" draw:z-index="26" draw:style-name="gr1" draw:text-style-name="P54" svg:width="0.345cm" svg:height="0.345cm" draw:control="control27"/> nie wiem</text:p>
          </text:list-item>
          <text:list-item>
            <text:p text:style-name="P33"><draw:control text:anchor-type="as-char" draw:z-index="27" draw:style-name="gr1" draw:text-style-name="P54" svg:width="0.345cm" svg:height="0.345cm" draw:control="control28"/> działania propagujące modę i styl życia</text:p>
          </text:list-item>
          <text:list-item>
            <text:p text:style-name="P7"><draw:control text:anchor-type="as-char" draw:z-index="28" draw:style-name="gr1" draw:text-style-name="P54" svg:width="0.345cm" svg:height="0.345cm" draw:control="control29"/> działania nikomu niepotrzebne i nie wpływające na zdrowie człowieka </text:p>
          </text:list-item>
        </text:list>
      </text:section>
      <text:section text:style-name="Sect1" text:name="box7">
        <text:h text:style-name="Heading_20_2" text:outline-level="2"><text:bookmark text:name="pyt7"/>Czy człowiek jest w stanie samodzielnie wpływać na swój rozwój fizyczny ?</text:h>
        <text:list xml:id="list4227640400107634011" text:style-name="L8">
          <text:list-item>
            <text:p text:style-name="P34"><draw:control text:anchor-type="as-char" draw:z-index="29" draw:style-name="gr1" draw:text-style-name="P54" svg:width="0.345cm" svg:height="0.345cm" draw:control="control30"/> nie wiem</text:p>
          </text:list-item>
          <text:list-item>
            <text:p text:style-name="P34"><draw:control text:anchor-type="as-char" draw:z-index="30" draw:style-name="gr1" draw:text-style-name="P54" svg:width="0.345cm" svg:height="0.345cm" draw:control="control31"/> nie</text:p>
          </text:list-item>
          <text:list-item>
            <text:p text:style-name="P8"><draw:control text:anchor-type="as-char" draw:z-index="31" draw:style-name="gr1" draw:text-style-name="P54" svg:width="0.345cm" svg:height="0.345cm" draw:control="control32"/> tak</text:p>
          </text:list-item>
        </text:list>
      </text:section>
      <text:section text:style-name="Sect1" text:name="box8">
        <text:h text:style-name="Heading_20_2" text:outline-level="2"><text:bookmark text:name="pyt8"/>Podczas wysiłku fizycznego tętno..............(dokończ) :</text:h>
        <text:list xml:id="list1474275565182889501" text:style-name="L9">
          <text:list-item>
            <text:p text:style-name="P35"><draw:control text:anchor-type="as-char" draw:z-index="32" draw:style-name="gr1" draw:text-style-name="P54" svg:width="0.345cm" svg:height="0.345cm" draw:control="control33"/> maleje</text:p>
          </text:list-item>
          <text:list-item>
            <text:p text:style-name="P35"><draw:control text:anchor-type="as-char" draw:z-index="33" draw:style-name="gr1" draw:text-style-name="P54" svg:width="0.345cm" svg:height="0.345cm" draw:control="control34"/> nie ulega zmianie</text:p>
          </text:list-item>
          <text:list-item>
            <text:p text:style-name="P35"><draw:control text:anchor-type="as-char" draw:z-index="34" draw:style-name="gr1" draw:text-style-name="P54" svg:width="0.345cm" svg:height="0.345cm" draw:control="control35"/> nie wiem</text:p>
          </text:list-item>
          <text:list-item>
            <text:p text:style-name="P9"><draw:control text:anchor-type="as-char" draw:z-index="35" draw:style-name="gr1" draw:text-style-name="P54" svg:width="0.345cm" svg:height="0.345cm" draw:control="control36"/> wzrasta</text:p>
          </text:list-item>
        </text:list>
      </text:section>
      <text:section text:style-name="Sect1" text:name="box9">
        <text:h text:style-name="Heading_20_2" text:outline-level="2"><text:bookmark text:name="pyt9"/>Po porażce w meczu, drużyna przegrana powinna.......)</text:h>
        <text:list xml:id="list4166381652008351244" text:style-name="L10">
          <text:list-item>
            <text:p text:style-name="P36"><draw:control text:anchor-type="as-char" draw:z-index="36" draw:style-name="gr1" draw:text-style-name="P54" svg:width="0.345cm" svg:height="0.345cm" draw:control="control37"/> wygwizdać drużynę przeciwną</text:p>
          </text:list-item>
          <text:list-item>
            <text:p text:style-name="P36"><draw:control text:anchor-type="as-char" draw:z-index="37" draw:style-name="gr1" draw:text-style-name="P54" svg:width="0.345cm" svg:height="0.345cm" draw:control="control38"/> nie wiem</text:p>
          </text:list-item>
          <text:list-item>
            <text:p text:style-name="P36"><draw:control text:anchor-type="as-char" draw:z-index="38" draw:style-name="gr1" draw:text-style-name="P54" svg:width="0.345cm" svg:height="0.345cm" draw:control="control39"/> pogratulować i podziękować zwycięskiej drużynie za walkę</text:p>
          </text:list-item>
          <text:list-item>
            <text:p text:style-name="P10"><draw:control text:anchor-type="as-char" draw:z-index="39" draw:style-name="gr1" draw:text-style-name="P54" svg:width="0.345cm" svg:height="0.345cm" draw:control="control40"/> odejść bez pożegnania</text:p>
          </text:list-item>
        </text:list>
      </text:section>
      <text:section text:style-name="Sect1" text:name="box10">
        <text:h text:style-name="Heading_20_2" text:outline-level="2"><text:bookmark text:name="pyt10"/>Co to jet bieg średni? Wskaż dystans ?</text:h>
        <text:list xml:id="list7757642916646883906" text:style-name="L11">
          <text:list-item>
            <text:p text:style-name="P37"><draw:control text:anchor-type="as-char" draw:z-index="40" draw:style-name="gr1" draw:text-style-name="P54" svg:width="0.345cm" svg:height="0.345cm" draw:control="control41"/> 60 m</text:p>
          </text:list-item>
          <text:list-item>
            <text:p text:style-name="P37"><draw:control text:anchor-type="as-char" draw:z-index="41" draw:style-name="gr1" draw:text-style-name="P54" svg:width="0.345cm" svg:height="0.345cm" draw:control="control42"/> 3000 m</text:p>
          </text:list-item>
          <text:list-item>
            <text:p text:style-name="P37"><draw:control text:anchor-type="as-char" draw:z-index="42" draw:style-name="gr1" draw:text-style-name="P54" svg:width="0.345cm" svg:height="0.345cm" draw:control="control43"/> 1500 m</text:p>
          </text:list-item>
          <text:list-item>
            <text:p text:style-name="P11"><draw:control text:anchor-type="as-char" draw:z-index="43" draw:style-name="gr1" draw:text-style-name="P54" svg:width="0.345cm" svg:height="0.345cm" draw:control="control44"/> 400 m</text:p>
          </text:list-item>
        </text:list>
      </text:section>
      <text:section text:style-name="Sect1" text:name="box11">
        <text:h text:style-name="Heading_20_2" text:outline-level="2"><text:bookmark text:name="pyt11"/>Dlaczego na lekcję wychowania fizycznego przebieramy się w strój sportowy ?</text:h>
        <text:list xml:id="list4373172101018011663" text:style-name="L12">
          <text:list-item>
            <text:p text:style-name="P38"><draw:control text:anchor-type="as-char" draw:z-index="44" draw:style-name="gr1" draw:text-style-name="P54" svg:width="0.345cm" svg:height="0.345cm" draw:control="control45"/> myślę, że nie ma takiej potrzeby, by się2 razy przebierać </text:p>
          </text:list-item>
          <text:list-item>
            <text:p text:style-name="P38"><text:soft-page-break/><draw:control text:anchor-type="as-char" draw:z-index="45" draw:style-name="gr1" draw:text-style-name="P54" svg:width="0.345cm" svg:height="0.345cm" draw:control="control46"/> ze względów higienicznych i zdrowotnych</text:p>
          </text:list-item>
          <text:list-item>
            <text:p text:style-name="P38"><draw:control text:anchor-type="as-char" draw:z-index="46" draw:style-name="gr1" draw:text-style-name="P54" svg:width="0.345cm" svg:height="0.345cm" draw:control="control47"/> nie wiem</text:p>
          </text:list-item>
          <text:list-item>
            <text:p text:style-name="P12"><draw:control text:anchor-type="as-char" draw:z-index="47" draw:style-name="gr1" draw:text-style-name="P54" svg:width="0.345cm" svg:height="0.345cm" draw:control="control48"/> z chęci przypodobania się nauczycielowi i innym</text:p>
          </text:list-item>
        </text:list>
      </text:section>
      <text:section text:style-name="Sect1" text:name="box12">
        <text:h text:style-name="Heading_20_2" text:outline-level="2"><text:bookmark text:name="pyt12"/>Co to jest falstart ?</text:h>
        <text:list xml:id="list2710952941406127373" text:style-name="L13">
          <text:list-item>
            <text:p text:style-name="P39"><draw:control text:anchor-type="as-char" draw:z-index="48" draw:style-name="gr1" draw:text-style-name="P54" svg:width="0.345cm" svg:height="0.345cm" draw:control="control49"/> wbiegnięcie na tor przeciwnika</text:p>
          </text:list-item>
          <text:list-item>
            <text:p text:style-name="P39"><draw:control text:anchor-type="as-char" draw:z-index="49" draw:style-name="gr1" draw:text-style-name="P54" svg:width="0.345cm" svg:height="0.345cm" draw:control="control50"/> wyjście z bloków startowych - przed sygnałem startera </text:p>
          </text:list-item>
          <text:list-item>
            <text:p text:style-name="P39"><draw:control text:anchor-type="as-char" draw:z-index="50" draw:style-name="gr1" draw:text-style-name="P54" svg:width="0.345cm" svg:height="0.345cm" draw:control="control51"/> potoczna nazwa biegu sztafetowego</text:p>
          </text:list-item>
          <text:list-item>
            <text:p text:style-name="P13"><draw:control text:anchor-type="as-char" draw:z-index="51" draw:style-name="gr1" draw:text-style-name="P54" svg:width="0.345cm" svg:height="0.345cm" draw:control="control52"/> nie wiem</text:p>
          </text:list-item>
        </text:list>
      </text:section>
      <text:section text:style-name="Sect1" text:name="box13">
        <text:h text:style-name="Heading_20_2" text:outline-level="2"><text:bookmark text:name="pyt13"/>Co po długotrwałej pracy umysłowej powinieneś najlepiej zrobić ? Może i wszystko, ale jedna odpowiedź jest dobra.</text:h>
        <text:list xml:id="list3332402053235214193" text:style-name="L14">
          <text:list-item>
            <text:p text:style-name="P40"><draw:control text:anchor-type="as-char" draw:z-index="52" draw:style-name="gr1" draw:text-style-name="P54" svg:width="0.345cm" svg:height="0.345cm" draw:control="control53"/> nie wiem</text:p>
          </text:list-item>
          <text:list-item>
            <text:p text:style-name="P40"><draw:control text:anchor-type="as-char" draw:z-index="53" draw:style-name="gr1" draw:text-style-name="P54" svg:width="0.345cm" svg:height="0.345cm" draw:control="control54"/> przeczytać książkę lub inne czasopismo</text:p>
          </text:list-item>
          <text:list-item>
            <text:p text:style-name="P40"><draw:control text:anchor-type="as-char" draw:z-index="54" draw:style-name="gr1" draw:text-style-name="P54" svg:width="0.345cm" svg:height="0.345cm" draw:control="control55"/> oglądać telewizję,posłuchać radia</text:p>
          </text:list-item>
          <text:list-item>
            <text:p text:style-name="P40"><draw:control text:anchor-type="as-char" draw:z-index="55" draw:style-name="gr1" draw:text-style-name="P54" svg:width="0.345cm" svg:height="0.345cm" draw:control="control56"/> zjeść posiłek regeneracyjny i pójść na spacer</text:p>
          </text:list-item>
          <text:list-item>
            <text:p text:style-name="P14"><draw:control text:anchor-type="as-char" draw:z-index="56" draw:style-name="gr1" draw:text-style-name="P54" svg:width="0.345cm" svg:height="0.345cm" draw:control="control57"/> zjeść bardzo dużo</text:p>
          </text:list-item>
        </text:list>
      </text:section>
      <text:section text:style-name="Sect1" text:name="box14">
        <text:h text:style-name="Heading_20_2" text:outline-level="2"><text:bookmark text:name="pyt14"/>Rzucając piłką lekarską w tył lub w przód zza głowy, możesz dokonać pomiaru :</text:h>
        <text:list xml:id="list6921415854380150305" text:style-name="L15">
          <text:list-item>
            <text:p text:style-name="P41"><draw:control text:anchor-type="as-char" draw:z-index="57" draw:style-name="gr1" draw:text-style-name="P54" svg:width="0.345cm" svg:height="0.345cm" draw:control="control58"/> wytrzymałości</text:p>
          </text:list-item>
          <text:list-item>
            <text:p text:style-name="P41"><draw:control text:anchor-type="as-char" draw:z-index="58" draw:style-name="gr1" draw:text-style-name="P54" svg:width="0.345cm" svg:height="0.345cm" draw:control="control59"/> siły</text:p>
          </text:list-item>
          <text:list-item>
            <text:p text:style-name="P41"><draw:control text:anchor-type="as-char" draw:z-index="59" draw:style-name="gr1" draw:text-style-name="P54" svg:width="0.345cm" svg:height="0.345cm" draw:control="control60"/> szybkości</text:p>
          </text:list-item>
          <text:list-item>
            <text:p text:style-name="P15"><draw:control text:anchor-type="as-char" draw:z-index="60" draw:style-name="gr1" draw:text-style-name="P54" svg:width="0.345cm" svg:height="0.345cm" draw:control="control61"/> gibkości</text:p>
          </text:list-item>
        </text:list>
      </text:section>
      <text:section text:style-name="Sect1" text:name="box15">
        <text:h text:style-name="Heading_20_2" text:outline-level="2"><text:bookmark text:name="pyt15"/>Na zajęciach wychowania fizycznego uczeń powinien :</text:h>
        <text:list xml:id="list5815876930873346434" text:style-name="L16">
          <text:list-item>
            <text:p text:style-name="P42"><draw:control text:anchor-type="as-char" draw:z-index="61" draw:style-name="gr1" draw:text-style-name="P54" svg:width="0.345cm" svg:height="0.345cm" draw:control="control62"/> nie wiem</text:p>
          </text:list-item>
          <text:list-item>
            <text:p text:style-name="P42"><draw:control text:anchor-type="as-char" draw:z-index="62" draw:style-name="gr1" draw:text-style-name="P54" svg:width="0.345cm" svg:height="0.345cm" draw:control="control63"/> rozmawiać i zakłócać porządek na zajęciach</text:p>
          </text:list-item>
          <text:list-item>
            <text:p text:style-name="P42"><draw:control text:anchor-type="as-char" draw:z-index="63" draw:style-name="gr1" draw:text-style-name="P54" svg:width="0.345cm" svg:height="0.345cm" draw:control="control64"/> realizować własne pomysły i nie słuchać nauczyciela</text:p>
          </text:list-item>
          <text:list-item>
            <text:p text:style-name="P16"><draw:control text:anchor-type="as-char" draw:z-index="64" draw:style-name="gr1" draw:text-style-name="P54" svg:width="0.345cm" svg:height="0.345cm" draw:control="control65"/> wykonywać polecenia nauczyciela i uczyć się nowych umiejętności</text:p>
          </text:list-item>
        </text:list>
      </text:section>
      <text:section text:style-name="Sect1" text:name="box16">
        <text:h text:style-name="Heading_20_2" text:outline-level="2"><text:bookmark text:name="pyt16"/>Która z prób kształtuje wytrzymałość ?</text:h>
        <text:list xml:id="list2493601337194246152" text:style-name="L17">
          <text:list-item>
            <text:p text:style-name="P43"><draw:control text:anchor-type="as-char" draw:z-index="65" draw:style-name="gr1" draw:text-style-name="P54" svg:width="0.345cm" svg:height="0.345cm" draw:control="control66"/> bieg na 1000 m</text:p>
          </text:list-item>
          <text:list-item>
            <text:p text:style-name="P43"><draw:control text:anchor-type="as-char" draw:z-index="66" draw:style-name="gr1" draw:text-style-name="P54" svg:width="0.345cm" svg:height="0.345cm" draw:control="control67"/> nie wiem</text:p>
          </text:list-item>
          <text:list-item>
            <text:p text:style-name="P43"><draw:control text:anchor-type="as-char" draw:z-index="67" draw:style-name="gr1" draw:text-style-name="P54" svg:width="0.345cm" svg:height="0.345cm" draw:control="control68"/> tzw, brzuszki przy drabinkach</text:p>
          </text:list-item>
          <text:list-item>
            <text:p text:style-name="P17"><draw:control text:anchor-type="as-char" draw:z-index="68" draw:style-name="gr1" draw:text-style-name="P54" svg:width="0.345cm" svg:height="0.345cm" draw:control="control69"/> Test Coopera - bieg ciągły 12 minutowy</text:p>
          </text:list-item>
        </text:list>
      </text:section>
      <text:section text:style-name="Sect1" text:name="box17">
        <text:h text:style-name="Heading_20_2" text:outline-level="2"><text:bookmark text:name="pyt17"/>Które z ćwiczeń wzmacniają mięśnie brzucha ?</text:h>
        <text:list xml:id="list3308571313082798352" text:style-name="L18">
          <text:list-item>
            <text:p text:style-name="P44"><draw:control text:anchor-type="as-char" draw:z-index="69" draw:style-name="gr1" draw:text-style-name="P54" svg:width="0.345cm" svg:height="0.345cm" draw:control="control70"/> skłony w przód z leżenia tyłem na plecach</text:p>
          </text:list-item>
          <text:list-item>
            <text:p text:style-name="P44"><draw:control text:anchor-type="as-char" draw:z-index="70" draw:style-name="gr1" draw:text-style-name="P54" svg:width="0.345cm" svg:height="0.345cm" draw:control="control71"/> przysiady</text:p>
          </text:list-item>
          <text:list-item>
            <text:p text:style-name="P44"><draw:control text:anchor-type="as-char" draw:z-index="71" draw:style-name="gr1" draw:text-style-name="P54" svg:width="0.345cm" svg:height="0.345cm" draw:control="control72"/> uginanie ramion w podporze</text:p>
          </text:list-item>
          <text:list-item>
            <text:p text:style-name="P44"><draw:control text:anchor-type="as-char" draw:z-index="72" draw:style-name="gr1" draw:text-style-name="P54" svg:width="0.345cm" svg:height="0.345cm" draw:control="control73"/> tzw. pajacyki</text:p>
          </text:list-item>
          <text:list-item>
            <text:p text:style-name="P18"><text:soft-page-break/><draw:control text:anchor-type="as-char" draw:z-index="73" draw:style-name="gr1" draw:text-style-name="P54" svg:width="0.345cm" svg:height="0.345cm" draw:control="control74"/> nie wiem</text:p>
          </text:list-item>
        </text:list>
      </text:section>
      <text:section text:style-name="Sect1" text:name="box18">
        <text:h text:style-name="Heading_20_2" text:outline-level="2"><text:bookmark text:name="pyt18"/>Co oznacza zasada fair play ?</text:h>
        <text:list xml:id="list1174436820208731867" text:style-name="L19">
          <text:list-item>
            <text:p text:style-name="P45"><draw:control text:anchor-type="as-char" draw:z-index="74" draw:style-name="gr1" draw:text-style-name="P54" svg:width="0.345cm" svg:height="0.345cm" draw:control="control75"/> rozpoczęcie gry</text:p>
          </text:list-item>
          <text:list-item>
            <text:p text:style-name="P45"><draw:control text:anchor-type="as-char" draw:z-index="75" draw:style-name="gr1" draw:text-style-name="P54" svg:width="0.345cm" svg:height="0.345cm" draw:control="control76"/> nie wiem</text:p>
          </text:list-item>
          <text:list-item>
            <text:p text:style-name="P45"><draw:control text:anchor-type="as-char" draw:z-index="76" draw:style-name="gr1" draw:text-style-name="P54" svg:width="0.345cm" svg:height="0.345cm" draw:control="control77"/> uczciwe zachowanie się zawodnika w walce sportowej</text:p>
          </text:list-item>
          <text:list-item>
            <text:p text:style-name="P19"><draw:control text:anchor-type="as-char" draw:z-index="77" draw:style-name="gr1" draw:text-style-name="P54" svg:width="0.345cm" svg:height="0.345cm" draw:control="control78"/> sposób uderzenia piłeczki tenisowej</text:p>
          </text:list-item>
        </text:list>
      </text:section>
      <text:section text:style-name="Sect1" text:name="box19">
        <text:h text:style-name="Heading_20_2" text:outline-level="2"><text:bookmark text:name="pyt19"/>Ćwiczenia z gimnastyki korekcyjnej służą do :</text:h>
        <text:list xml:id="list7513762498820703130" text:style-name="L20">
          <text:list-item>
            <text:p text:style-name="P46"><draw:control text:anchor-type="as-char" draw:z-index="78" draw:style-name="gr1" draw:text-style-name="P54" svg:width="0.345cm" svg:height="0.345cm" draw:control="control79"/> przygotowania organizmu do wysiłku</text:p>
          </text:list-item>
          <text:list-item>
            <text:p text:style-name="P46"><draw:control text:anchor-type="as-char" draw:z-index="79" draw:style-name="gr1" draw:text-style-name="P54" svg:width="0.345cm" svg:height="0.345cm" draw:control="control80"/> ćwiczenia wstępne ogólnorozwojowe przed lekcją</text:p>
          </text:list-item>
          <text:list-item>
            <text:p text:style-name="P46"><draw:control text:anchor-type="as-char" draw:z-index="80" draw:style-name="gr1" draw:text-style-name="P54" svg:width="0.345cm" svg:height="0.345cm" draw:control="control81"/> nie wiem</text:p>
          </text:list-item>
          <text:list-item>
            <text:p text:style-name="P20"><draw:control text:anchor-type="as-char" draw:z-index="81" draw:style-name="gr1" draw:text-style-name="P54" svg:width="0.345cm" svg:height="0.345cm" draw:control="control82"/> zapobiegania wadom postawy ciała</text:p>
          </text:list-item>
        </text:list>
      </text:section>
      <text:section text:style-name="Sect1" text:name="box20">
        <text:h text:style-name="Heading_20_2" text:outline-level="2"><text:bookmark text:name="pyt20"/>Którą z dyscyplin sportowych nazywamy królpwą sportu ?Jakie jest</text:h>
        <text:list xml:id="list5683070814556144484" text:style-name="L21">
          <text:list-item>
            <text:p text:style-name="P47"><draw:control text:anchor-type="as-char" draw:z-index="82" draw:style-name="gr1" draw:text-style-name="P54" svg:width="0.345cm" svg:height="0.345cm" draw:control="control83"/> piłkę nożną</text:p>
          </text:list-item>
          <text:list-item>
            <text:p text:style-name="P47"><draw:control text:anchor-type="as-char" draw:z-index="83" draw:style-name="gr1" draw:text-style-name="P54" svg:width="0.345cm" svg:height="0.345cm" draw:control="control84"/> piłkę ręczną</text:p>
          </text:list-item>
          <text:list-item>
            <text:p text:style-name="P47"><draw:control text:anchor-type="as-char" draw:z-index="84" draw:style-name="gr1" draw:text-style-name="P54" svg:width="0.345cm" svg:height="0.345cm" draw:control="control85"/> gimnastykę</text:p>
          </text:list-item>
          <text:list-item>
            <text:p text:style-name="P21"><draw:control text:anchor-type="as-char" draw:z-index="85" draw:style-name="gr1" draw:text-style-name="P54" svg:width="0.345cm" svg:height="0.345cm" draw:control="control86"/> lekkoatletykę</text:p>
          </text:list-item>
        </text:list>
      </text:section>
      <text:section text:style-name="Sect1" text:name="box21">
        <text:h text:style-name="Heading_20_2" text:outline-level="2"><text:bookmark text:name="pyt21"/>Co to jest skolioza ?</text:h>
        <text:list xml:id="list8074723322248180645" text:style-name="L22">
          <text:list-item>
            <text:p text:style-name="P48"><draw:control text:anchor-type="as-char" draw:z-index="86" draw:style-name="gr1" draw:text-style-name="P54" svg:width="0.345cm" svg:height="0.345cm" draw:control="control87"/> zanik mięśni</text:p>
          </text:list-item>
          <text:list-item>
            <text:p text:style-name="P48"><draw:control text:anchor-type="as-char" draw:z-index="87" draw:style-name="gr1" draw:text-style-name="P54" svg:width="0.345cm" svg:height="0.345cm" draw:control="control88"/> nie wiem</text:p>
          </text:list-item>
          <text:list-item>
            <text:p text:style-name="P48"><draw:control text:anchor-type="as-char" draw:z-index="88" draw:style-name="gr1" draw:text-style-name="P54" svg:width="0.345cm" svg:height="0.345cm" draw:control="control89"/> boczne skrzywienie kręgosłupa</text:p>
          </text:list-item>
          <text:list-item>
            <text:p text:style-name="P22"><draw:control text:anchor-type="as-char" draw:z-index="89" draw:style-name="gr1" draw:text-style-name="P54" svg:width="0.345cm" svg:height="0.345cm" draw:control="control90"/> zabawa skoczna</text:p>
          </text:list-item>
        </text:list>
      </text:section>
      <text:section text:style-name="Sect1" text:name="box22">
        <text:h text:style-name="Heading_20_2" text:outline-level="2"><text:bookmark text:name="pyt22"/>Jaki pierwiastek chemiczny dostaje się w czasie wykonywania wdechu do płuc ?</text:h>
        <text:list xml:id="list2210937228579067261" text:style-name="L23">
          <text:list-item>
            <text:p text:style-name="P49"><draw:control text:anchor-type="as-char" draw:z-index="90" draw:style-name="gr1" draw:text-style-name="P54" svg:width="0.345cm" svg:height="0.345cm" draw:control="control91"/> tlen</text:p>
          </text:list-item>
          <text:list-item>
            <text:p text:style-name="P49"><draw:control text:anchor-type="as-char" draw:z-index="91" draw:style-name="gr1" draw:text-style-name="P54" svg:width="0.345cm" svg:height="0.345cm" draw:control="control92"/> dwutlenek węgla</text:p>
          </text:list-item>
          <text:list-item>
            <text:p text:style-name="P49"><draw:control text:anchor-type="as-char" draw:z-index="92" draw:style-name="gr1" draw:text-style-name="P54" svg:width="0.345cm" svg:height="0.345cm" draw:control="control93"/> ozon</text:p>
          </text:list-item>
          <text:list-item>
            <text:p text:style-name="P23"><draw:control text:anchor-type="as-char" draw:z-index="93" draw:style-name="gr1" draw:text-style-name="P54" svg:width="0.345cm" svg:height="0.345cm" draw:control="control94"/> azot</text:p>
          </text:list-item>
        </text:list>
      </text:section>
      <text:section text:style-name="Sect1" text:name="box23">
        <text:h text:style-name="Heading_20_2" text:outline-level="2"><text:bookmark text:name="pyt23"/>Jakie powinno być ciśnienie krwi ( tętno) i dzieci w wieku szkolnym ?</text:h>
        <text:list xml:id="list7390360999247128890" text:style-name="L24">
          <text:list-item>
            <text:p text:style-name="P50"><draw:control text:anchor-type="as-char" draw:z-index="94" draw:style-name="gr1" draw:text-style-name="P54" svg:width="0.345cm" svg:height="0.345cm" draw:control="control95"/> 90 / 60</text:p>
          </text:list-item>
          <text:list-item>
            <text:p text:style-name="P50"><draw:control text:anchor-type="as-char" draw:z-index="95" draw:style-name="gr1" draw:text-style-name="P54" svg:width="0.345cm" svg:height="0.345cm" draw:control="control96"/> 150 / 90</text:p>
          </text:list-item>
          <text:list-item>
            <text:p text:style-name="P50"><draw:control text:anchor-type="as-char" draw:z-index="96" draw:style-name="gr1" draw:text-style-name="P54" svg:width="0.345cm" svg:height="0.345cm" draw:control="control97"/> 110 / 75</text:p>
          </text:list-item>
          <text:list-item>
            <text:p text:style-name="P24"><draw:control text:anchor-type="as-char" draw:z-index="97" draw:style-name="gr1" draw:text-style-name="P54" svg:width="0.345cm" svg:height="0.345cm" draw:control="control98"/> 120 / 80</text:p>
          </text:list-item>
        </text:list>
      </text:section>
      <text:section text:style-name="Sect1" text:name="box24">
        <text:h text:style-name="Heading_20_2" text:outline-level="2"><text:bookmark text:name="pyt24"/><text:soft-page-break/>Nałóg palenia papierosów jest bardzo szkodliwy, ponieważ zawarta w dymie nikotyna jest przyczyną :</text:h>
        <text:list xml:id="list605820526666253148" text:style-name="L25">
          <text:list-item>
            <text:p text:style-name="P51"><draw:control text:anchor-type="as-char" draw:z-index="98" draw:style-name="gr1" draw:text-style-name="P54" svg:width="0.345cm" svg:height="0.345cm" draw:control="control99"/> raka płuc</text:p>
          </text:list-item>
          <text:list-item>
            <text:p text:style-name="P51"><draw:control text:anchor-type="as-char" draw:z-index="99" draw:style-name="gr1" draw:text-style-name="P54" svg:width="0.345cm" svg:height="0.345cm" draw:control="control100"/> choroby wieńcowej serca</text:p>
          </text:list-item>
          <text:list-item>
            <text:p text:style-name="P51"><draw:control text:anchor-type="as-char" draw:z-index="100" draw:style-name="gr1" draw:text-style-name="P54" svg:width="0.345cm" svg:height="0.345cm" draw:control="control101"/> niżyt oskrzeli</text:p>
          </text:list-item>
          <text:list-item>
            <text:p text:style-name="P25"><draw:control text:anchor-type="as-char" draw:z-index="101" draw:style-name="gr1" draw:text-style-name="P54" svg:width="0.345cm" svg:height="0.345cm" draw:control="control102"/> wszystkie stwierdzenia są prawidłowe</text:p>
          </text:list-item>
        </text:list>
      </text:section>
      <text:section text:style-name="Sect1" text:name="box25">
        <text:h text:style-name="Heading_20_2" text:outline-level="2"><text:bookmark text:name="pyt25"/>Które ćwiczenia poprawia i wpływa korzystnie na mięśnie prostowniki ramion ?</text:h>
        <text:list xml:id="list2590811125446152888" text:style-name="L26">
          <text:list-item>
            <text:p text:style-name="P52"><draw:control text:anchor-type="as-char" draw:z-index="102" draw:style-name="gr1" draw:text-style-name="P54" svg:width="0.345cm" svg:height="0.345cm" draw:control="control103"/> skrętoskłony</text:p>
          </text:list-item>
          <text:list-item>
            <text:p text:style-name="P52"><draw:control text:anchor-type="as-char" draw:z-index="103" draw:style-name="gr1" draw:text-style-name="P54" svg:width="0.345cm" svg:height="0.345cm" draw:control="control104"/> zwis na drążku i pdciąganie</text:p>
          </text:list-item>
          <text:list-item>
            <text:p text:style-name="P52"><draw:control text:anchor-type="as-char" draw:z-index="104" draw:style-name="gr1" draw:text-style-name="P54" svg:width="0.345cm" svg:height="0.345cm" draw:control="control105"/> leżenie na brzuchu y unoszenie tułowia</text:p>
          </text:list-item>
          <text:list-item>
            <text:p text:style-name="P26"><draw:control text:anchor-type="as-char" draw:z-index="105" draw:style-name="gr1" draw:text-style-name="P54" svg:width="0.345cm" svg:height="0.345cm" draw:control="control106"/> leżenie na plecach i wykonywanie nożyc poziomych i pionowych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03T19:49:01.17</meta:creation-date>
    <meta:document-statistic meta:table-count="0" meta:image-count="0" meta:object-count="0" meta:page-count="5" meta:paragraph-count="134" meta:word-count="743" meta:character-count="4420"/>
    <dc:date>2020-05-03T19:50:09.02</dc:date>
    <meta:editing-duration>PT1M9S</meta:editing-duration>
    <meta:editing-cycles>1</meta:editing-cycles>
    <meta:generator>OpenOffice/4.1.4$Win32 OpenOffice.org_project/414m5$Build-9788</meta:generator>
  </office:meta>
</office:document-meta>
</file>